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50018" officeooo:paragraph-rsid="00150018" style:font-size-asian="16pt" style:font-weight-asian="bold" style:font-size-complex="16pt" style:font-weight-complex="bold"/>
    </style:style>
    <style:style style:name="P2" style:family="paragraph" style:parent-style-name="Standard">
      <style:text-properties officeooo:rsid="000a1dec" officeooo:paragraph-rsid="0013105e"/>
    </style:style>
    <style:style style:name="P3" style:family="paragraph" style:parent-style-name="Standard">
      <style:text-properties fo:font-size="14pt" style:text-underline-style="none" fo:font-weight="bold" officeooo:rsid="00197468" officeooo:paragraph-rsid="0013105e" style:font-size-asian="12.25pt" style:font-weight-asian="bold" style:font-size-complex="14pt" style:font-weight-complex="bold"/>
    </style:style>
    <style:style style:name="P4" style:family="paragraph" style:parent-style-name="Standard">
      <style:text-properties fo:font-size="14pt" style:text-underline-style="none" fo:font-weight="bold" officeooo:rsid="00197468" officeooo:paragraph-rsid="0016d749" style:font-size-asian="12.25pt" style:font-weight-asian="bold" style:font-size-complex="14pt" style:font-weight-complex="bold"/>
    </style:style>
    <style:style style:name="P5" style:family="paragraph" style:parent-style-name="Standard">
      <style:text-properties officeooo:rsid="0015023c" officeooo:paragraph-rsid="0015023c"/>
    </style:style>
    <style:style style:name="P6" style:family="paragraph" style:parent-style-name="Standard">
      <style:text-properties officeooo:rsid="0015023c" officeooo:paragraph-rsid="0016d749"/>
    </style:style>
    <style:style style:name="P7" style:family="paragraph" style:parent-style-name="Standard">
      <style:text-properties officeooo:rsid="0016d749" officeooo:paragraph-rsid="0016d749"/>
    </style:style>
    <style:style style:name="P8" style:family="paragraph" style:parent-style-name="Standard">
      <style:paragraph-properties fo:text-align="start" style:justify-single-word="false"/>
      <style:text-properties fo:font-style="normal" style:text-underline-style="none" fo:font-weight="normal" officeooo:rsid="001c9487" officeooo:paragraph-rsid="0017161b"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officeooo:paragraph-rsid="0017161b"/>
    </style:style>
    <style:style style:name="P10" style:family="paragraph" style:parent-style-name="Standard">
      <style:paragraph-properties fo:text-align="center" style:justify-single-word="false"/>
      <style:text-properties fo:font-weight="bold" officeooo:rsid="0017161b" officeooo:paragraph-rsid="0017161b" style:font-weight-asian="bold" style:font-weight-complex="bold"/>
    </style:style>
    <style:style style:name="P11" style:family="paragraph" style:parent-style-name="Standard">
      <style:paragraph-properties fo:text-align="start" style:justify-single-word="false"/>
      <style:text-properties fo:font-weight="normal" officeooo:rsid="0017161b" officeooo:paragraph-rsid="0017161b" style:font-weight-asian="normal" style:font-weight-complex="normal"/>
    </style:style>
    <style:style style:name="P12" style:family="paragraph" style:parent-style-name="Standard">
      <style:text-properties officeooo:rsid="001803f9" officeooo:paragraph-rsid="001803f9"/>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161b"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officeooo:rsid="0015023c"/>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e27df" style:font-style-asian="normal" style:font-weight-asian="normal" style:font-style-complex="normal" style:font-weight-complex="normal"/>
    </style:style>
    <style:style style:name="T7" style:family="text">
      <style:text-properties fo:font-style="normal" style:text-underline-style="none" fo:font-weight="normal" officeooo:rsid="0016d749"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e27df" style:font-style-asian="normal" style:font-style-complex="normal"/>
    </style:style>
    <style:style style:name="T10" style:family="text">
      <style:text-properties officeooo:rsid="0016d749"/>
    </style:style>
    <style:style style:name="T11" style:family="text">
      <style:text-properties fo:font-style="italic" style:text-underline-style="none" fo:font-weight="normal" officeooo:rsid="001e27df" style:font-style-asian="italic" style:font-weight-asian="normal" style:font-style-complex="italic" style:font-weight-complex="normal"/>
    </style:style>
    <style:style style:name="T12" style:family="text">
      <style:text-properties officeooo:rsid="001e27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elles</text:p>
      <text:p text:style-name="P5"><text:span text:style-name="T3">An dieser Stelle möchte ich kurz generelle Fragen klären, die meine Motivation und Zielstellung betreffen.</text:span></text:p>
      <text:p text:style-name="P2"><text:span text:style-name="T3"/></text:p>
      <text:p text:style-name="P3"><text:span text:style-name="T4">Motivation</text:span>:</text:p>
      <text:p text:style-name="P6"><text:span text:style-name="T1">Da ich selbst schon viele Jahre spiele, habe ich zum Thema künstliche Intelligenz einen ganz konkreten Bezug. In den meisten Spielen werden die Gegner und auch Alliierten vom Computer gesteuert. Mal mehr mal weniger überzeugend. </text:span></text:p>
      <text:p text:style-name="P6"><text:span text:style-name="T1">Insbesondere bei Strategiespielen ist mir aufgefallen, dass die Fähigkeiten der künstlichen Intelligenz häufig zu wünschen übrig ließen. Dabei geht es mir gar nicht so sehr, darum, dass die K.I. den bestmöglichen Zug macht, sondern sich als überzeugender Gegenspieler darstellt. </text:span><text:span text:style-name="T2">Sie sollte</text:span><text:span text:style-name="T1"> keine komplett sinnlosen Züge mach</text:span><text:span text:style-name="T2">en,</text:span><text:span text:style-name="T1"> </text:span><text:span text:style-name="T2">z</text:span><text:span text:style-name="T1">.B. einzelne Einheiten gegen ganze Armeen zu schicken, sich trotz Überlegenheit zurück </text:span><text:span text:style-name="T2">ziehen</text:span><text:span text:style-name="T1"> oder </text:span><text:span text:style-name="T2">Teile</text:span><text:span text:style-name="T1"> der Spielmechanik ignorieren.</text:span></text:p>
      <text:p text:style-name="P5"><text:span text:style-name="T1"/></text:p>
      <text:p text:style-name="P5"><text:span text:style-name="T6">W</text:span><text:span text:style-name="T5">ährend des Studiums habe ich begonnen eines meiner Lieblingsspiele mit Namen „Advance Wars 2“ nach zu bauen, um meine Fähigkeiten als Programmierer zu verbessern. Dieses Spiel begleitet mich nun schon seit gut zwei Jahren, hat sich </text:span><text:span text:style-name="T7">mehrfach mit dem Anwachsen meiner Fähigkeiten als Programmierer komplett</text:span><text:span text:style-name="T5"> gewandelt </text:span><text:span text:style-name="T7">und ist nahezu fertig</text:span><text:span text:style-name="T5">. </text:span><text:span text:style-name="T7">Mit der Königsdisziplin des Game Design, nämlich der Erschaffung einer glaubwürdigen K.I., dieses <text:s/>Projekt abschließen zu können wäre persönlich sehr bereichernd.</text:span></text:p>
      <text:p text:style-name="P5"><text:span text:style-name="T7"/></text:p>
      <text:p text:style-name="P12"><text:span text:style-name="T7">T</text:span><text:span text:style-name="T5">ODO: Bild von AW2 einfügen</text:span></text:p>
      <text:p text:style-name="P5"><text:span text:style-name="T7"/></text:p>
      <text:p text:style-name="P7"><text:span text:style-name="T5">Einerseits ist meine Motivation eine bessere K.I. zu erzeugen, als sie das originale „Advance Wars“ vorweisen konnte bzw. am eigenen Leib herauszufinden, warum eine gute K.I. so schwierig zu erstellen ist. Andererseits möchte ich mein persönlich größtes Studienprojekt gerne vollenden.</text:span></text:p>
      <text:p text:style-name="P7"><text:span text:style-name="T5"/></text:p>
      <text:p text:style-name="P4"><text:span text:style-name="T10">Ziel</text:span>:</text:p>
      <text:p text:style-name="P8">Es ist mir wichtig zu erwähnen, dass ich nicht versuchen möchte eine K.I. zu konstruieren, die „perfekte“ Entscheidungen trifft. Das Hauptziel ist es, dem Spieler das Gefühl zu vermitteln gegen einen herausfordernden Gegner zu kämpfen. Aufgrund der Komplexität der Regeln und der begrenzten Zeit wird es mir kaum möglich sein einen Algorithmus zu entwickeln der tatsächlich die optimalen Züge berechnen kann. <text:span text:style-name="T12">Da es sich um ein Spiel handelt und der Spaß im Vordergrund stehen soll, ist dies eigentlich auch nicht das Wichtigste. (Die meisten Menschen werden wohl frustriert sein, wenn sie gegen eine ausgeklügelte K.I. spielen, man nehme Schach oder GO als Beispiel, bei dem nur die fähigsten Spieler den Hauch einer Chance haben.)</text:span></text:p>
      <text:p text:style-name="P9"><text:span text:style-name="T6">Wirklich wichtig ist, dass die K.I. </text:span><text:span text:style-name="T11">überzeugend </text:span><text:span text:style-name="T6">spielt und den Eindruck vermittelt, ein geschickter Gegenspieler zieht hier. In meiner Recherche bin ich auf verschiedene künstliche Intelligenzen gestoßen und war meistens enttäuscht. Entweder wurden die Regeln gebeugt, um der K.I. bessere Chancen einzuräumen. Z.B. bekam die K.I. einfach mehr Einheiten zur Verfügung gestellt, um ihre Unfähigkeit auszugleichen. Oder aber sie benutzte bestimmte Möglichkeiten der Regeln überhaupt nicht, z.B. konsequent wichtige Einheiten zu heilen oder stets für Nachschub zu sorgen.</text:span></text:p>
      <text:p text:style-name="P9"><text:span text:style-name="T6"/></text:p>
      <text:p text:style-name="P10"><text:span text:style-name="T9">M</text:span><text:span text:style-name="T8">ein Ziel ist es eine K.I. zu erstellen, die nachvollziehbar handelt und konsequent ihre gesteckten Ziele verfolgt.</text:span></text:p>
      <text:p text:style-name="P10"><text:span text:style-name="T8"/></text:p>
      <text:p text:style-name="P1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9:14:03.818000000</meta:creation-date>
    <dc:date>2019-07-03T20:21:26.472000000</dc:date>
    <meta:editing-duration>PT34M49S</meta:editing-duration>
    <meta:editing-cycles>3</meta:editing-cycles>
    <meta:generator>LibreOffice/5.3.6.1$Windows_x86 LibreOffice_project/686f202eff87ef707079aeb7f485847613344eb7</meta:generator>
    <meta:document-statistic meta:table-count="0" meta:image-count="0" meta:object-count="0" meta:page-count="1" meta:paragraph-count="12" meta:word-count="442" meta:character-count="3050" meta:non-whitespace-character-count="2618"/>
  </office:meta>
</office:document-meta>
</file>